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Factory.cre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ntiateFactory.InstantiateFactory( Class classToInstant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stantiateFactory.InstantiateFactory( Class classToInstantiate ,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tiateFactory.getInstance( Class classToInstantiate , Class [ ] paramTypes , Object [ ] ar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antiateFactory.find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